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45B00005B7E000025FEFF7C322E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3cm" fo:margin-bottom="0cm" fo:text-align="center"/>
      <style:text-properties style:text-underline-style="solid" style:text-underline-width="auto" style:text-underline-color="font-color" fo:font-weight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2cm" svg:height="14.5cm" svg:x="0.9cm" svg:y="5.2cm">
          <draw:image xlink:href="Pictures/2000045B00005B7E000025FEFF7C322E.svm" xlink:type="simple" xlink:show="embed" xlink:actuate="onLoad">
            <text:p/>
          </draw:image>
        </draw:frame>
        <draw:frame draw:style-name="gr2" draw:text-style-name="P2" draw:layer="layout" svg:width="9.108cm" svg:height="0.962cm" svg:x="9.647cm" svg:y="1.4cm">
          <draw:text-box>
            <text:p text:style-name="P2">GenomeDB Conceptual ERD</text:p>
          </draw:text-box>
        </draw:frame>
        <draw:frame draw:style-name="gr2" draw:text-style-name="P3" draw:layer="layout" svg:width="3.791cm" svg:height="1.353cm" svg:x="12.105cm" svg:y="2.6cm">
          <draw:text-box>
            <text:p text:style-name="P1"><text:span text:style-name="T1">Nick Burns</text:span></text:p>
            <text:p text:style-name="P1"><text:span text:style-name="T1">4 August, 20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11:28:19.517000000</meta:creation-date>
    <dc:date>2016-08-04T11:32:03.123000000</dc:date>
    <meta:editing-duration>PT22S</meta:editing-duration>
    <meta:editing-cycles>1</meta:editing-cycles>
    <meta:document-statistic meta:object-count="26"/>
    <meta:generator>LibreOffice/4.3.5.2$Windows_x86 LibreOffice_project/3a87456aaa6a95c63eea1c1b3201acedf0751bd5</meta:generator>
  </office:meta>
</office:document-meta>
</file>